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2637" officeooo:paragraph-rsid="00132637"/>
    </style:style>
    <style:style style:name="P2" style:family="paragraph" style:parent-style-name="Standard">
      <style:text-properties fo:font-weight="bold" officeooo:rsid="00132637" officeooo:paragraph-rsid="0013263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0661" officeooo:paragraph-rsid="0014066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32637" officeooo:paragraph-rsid="0013263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2637" officeooo:paragraph-rsid="00132637" style:font-weight-asian="bold" style:font-weight-complex="bold"/>
    </style:style>
    <style:style style:name="P6" style:family="paragraph" style:parent-style-name="Standard">
      <style:text-properties fo:font-style="italic" officeooo:rsid="00132637" officeooo:paragraph-rsid="00132637" style:font-style-asian="italic" style:font-style-complex="italic"/>
    </style:style>
    <style:style style:name="P7" style:family="paragraph" style:parent-style-name="Standard">
      <style:text-properties fo:font-style="italic" officeooo:rsid="00132637" officeooo:paragraph-rsid="00132637" style:font-style-asian="italic" style:font-style-complex="italic"/>
    </style:style>
    <style:style style:name="P8" style:family="paragraph" style:parent-style-name="Standard" style:list-style-name="L1">
      <style:text-properties officeooo:rsid="00132637" officeooo:paragraph-rsid="00132637"/>
    </style:style>
    <style:style style:name="P9" style:family="paragraph" style:parent-style-name="Standard" style:list-style-name="L3">
      <style:text-properties officeooo:rsid="00132637" officeooo:paragraph-rsid="00132637"/>
    </style:style>
    <style:style style:name="P10" style:family="paragraph" style:parent-style-name="Standard" style:list-style-name="L4">
      <style:text-properties officeooo:rsid="00132637" officeooo:paragraph-rsid="00132637"/>
    </style:style>
    <style:style style:name="P11" style:family="paragraph" style:parent-style-name="Standard">
      <style:text-properties fo:font-weight="bold" officeooo:rsid="00132637" officeooo:paragraph-rsid="0013263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2637" officeooo:paragraph-rsid="0013263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501e" officeooo:paragraph-rsid="0014501e" style:font-weight-asian="bold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14501e" officeooo:paragraph-rsid="0014501e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620a" officeooo:paragraph-rsid="0014620a" style:font-weight-asian="bold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officeooo:rsid="0014620a" officeooo:paragraph-rsid="0014620a" style:font-weight-asian="bold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14620a" officeooo:paragraph-rsid="0014620a" style:font-weight-asian="bold" style:font-weight-complex="bold"/>
    </style:style>
    <style:style style:name="P18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officeooo:rsid="0016280e" officeooo:paragraph-rsid="0016280e" style:font-weight-asian="bold" style:font-weight-complex="bold"/>
    </style:style>
    <style:style style:name="P19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officeooo:rsid="0016280e" officeooo:paragraph-rsid="00181edf" style:font-weight-asian="bold" style:font-weight-complex="bold"/>
    </style:style>
    <style:style style:name="P20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officeooo:rsid="00181edf" officeooo:paragraph-rsid="00181ed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1edf" officeooo:paragraph-rsid="00181edf" style:font-weight-asian="bold" style:font-weight-complex="bold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181edf" officeooo:paragraph-rsid="00181edf" style:font-weight-asian="bold" style:font-weight-complex="bold"/>
    </style:style>
    <style:style style:name="P23" style:family="paragraph" style:parent-style-name="Standard" style:list-style-name="L2" style:master-page-name="">
      <style:paragraph-properties fo:margin-left="1.5in" fo:margin-right="0in" fo:text-indent="-1.1866in" style:auto-text-indent="false" style:page-number="auto">
        <style:tab-stops>
          <style:tab-stop style:position="-0.9374in"/>
        </style:tab-stops>
      </style:paragraph-properties>
      <style:text-properties officeooo:rsid="00132637" officeooo:paragraph-rsid="00132637"/>
    </style:style>
    <style:style style:name="P24" style:family="paragraph" style:parent-style-name="Standard" style:list-style-name="L2">
      <style:paragraph-properties fo:margin-left="1.5in" fo:margin-right="0in" fo:text-indent="-1.1866in" style:auto-text-indent="false">
        <style:tab-stops>
          <style:tab-stop style:position="-0.9374in"/>
        </style:tab-stops>
      </style:paragraph-properties>
      <style:text-properties officeooo:rsid="00132637" officeooo:paragraph-rsid="00132637"/>
    </style:style>
    <style:style style:name="P25" style:family="paragraph" style:parent-style-name="Standard" style:list-style-name="L2" style:master-page-name="">
      <style:paragraph-properties fo:margin-left="0.75in" fo:margin-right="0in" fo:text-indent="-1.1866in" style:auto-text-indent="false" style:page-number="auto">
        <style:tab-stops>
          <style:tab-stop style:position="-0.9374in"/>
        </style:tab-stops>
      </style:paragraph-properties>
      <style:text-properties officeooo:rsid="00132637" officeooo:paragraph-rsid="00132637"/>
    </style:style>
    <style:style style:name="P26" style:family="paragraph" style:parent-style-name="Standard" style:list-style-name="L4">
      <style:paragraph-properties fo:margin-left="0.4925in" fo:margin-right="0in" fo:text-indent="-0.25in" style:auto-text-indent="false"/>
      <style:text-properties officeooo:rsid="00132637" officeooo:paragraph-rsid="0013263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6280e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81edf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6280e" style:font-style-asian="normal" style:font-style-complex="normal"/>
    </style:style>
    <style:style style:name="T7" style:family="text">
      <style:text-properties fo:font-style="normal" style:text-underline-style="none" officeooo:rsid="00181edf" style:font-style-asian="normal" style:font-style-complex="normal"/>
    </style:style>
    <style:style style:name="T8" style:family="text">
      <style:text-properties officeooo:rsid="0014620a"/>
    </style:style>
    <style:style style:name="T9" style:family="text">
      <style:text-properties officeooo:rsid="00181e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utDown<text:span text:style-name="T9">Remote</text:span>: <text:span text:style-name="T8">New Schematic</text:span></text:p>
      <text:p text:style-name="P13"/>
      <text:p text:style-name="P13">Indicators:</text:p>
      <text:list xml:id="list4159087878521399075" text:style-name="L5">
        <text:list-item>
          <text:p text:style-name="P14"><text:span text:style-name="T2">RGB LED (Charge)</text:span></text:p>
          <text:list>
            <text:list-item>
              <text:p text:style-name="P14"><text:span text:style-name="T2">Red <text:s/>&gt;&gt; <text:s/>Not yet charged</text:span></text:p>
            </text:list-item>
            <text:list-item>
              <text:p text:style-name="P14"><text:span text:style-name="T2">Green <text:s/>&gt;&gt; <text:s/>Fully charged</text:span></text:p>
            </text:list-item>
          </text:list>
        </text:list-item>
        <text:list-item>
          <text:p text:style-name="P14"><text:span text:style-name="T2">LED (Timer)</text:span></text:p>
          <text:list>
            <text:list-item>
              <text:p text:style-name="P14"><text:span text:style-name="T2">Off <text:s/>&gt;&gt; <text:s/>Timer inactive</text:span></text:p>
            </text:list-item>
            <text:list-item>
              <text:p text:style-name="P14"><text:span text:style-name="T2">Flashing every 1 second <text:s/>&gt;&gt; <text:s/>Timer active and counting down</text:span></text:p>
            </text:list-item>
          </text:list>
        </text:list-item>
        <text:list-item>
          <text:p text:style-name="P17"><text:span text:style-name="T2">LED (Set Mode)</text:span></text:p>
          <text:list>
            <text:list-item>
              <text:p text:style-name="P17"><text:span text:style-name="T2">On <text:s/>&gt;&gt; <text:s/>Inside “Set” Mode (hold down “Set” switch to deactivate)</text:span></text:p>
            </text:list-item>
            <text:list-item>
              <text:p text:style-name="P17"><text:span text:style-name="T2">Off <text:s/>&gt;&gt; <text:s/>Not in “Set” Mode</text:span></text:p>
            </text:list-item>
          </text:list>
        </text:list-item>
        <text:list-item>
          <text:p text:style-name="P22"><text:span text:style-name="T2">Row of LEDs (Variables to Set) </text:span><text:span text:style-name="T5">** NOT YET IMPLEMENTED</text:span></text:p>
          <text:list>
            <text:list-item>
              <text:p text:style-name="P22"><text:span text:style-name="T2">Time Set <text:s/>&gt;&gt; <text:s/>“Timer” LED Lit</text:span></text:p>
            </text:list-item>
            <text:list-item>
              <text:p text:style-name="P22"><text:span text:style-name="T2">Max Altitude Set <text:s/>&gt;&gt; <text:s/>“Max Alt” LED Lit</text:span></text:p>
            </text:list-item>
            <text:list-item>
              <text:p text:style-name="P22"><text:span text:style-name="T2">Max Radius Set <text:s/>&gt;&gt; <text:s/>“Max Rad” LED Lit</text:span></text:p>
            </text:list-item>
            <text:list-item>
              <text:p text:style-name="P22"><text:span text:style-name="T2">Launch Latitude Set <text:s/>&gt;&gt; <text:s/>“Lat” LED Lit</text:span></text:p>
            </text:list-item>
            <text:list-item>
              <text:p text:style-name="P22"><text:span text:style-name="T2">Launch Longitude Set <text:s/>&gt;&gt; <text:s/>“Long” LED Lit</text:span></text:p>
            </text:list-item>
          </text:list>
        </text:list-item>
      </text:list>
      <text:p text:style-name="P13"/>
      <text:p text:style-name="P15"><text:span text:style-name="T1">Controls:</text:span></text:p>
      <text:list xml:id="list8831354102380834786" text:style-name="L6">
        <text:list-item>
          <text:p text:style-name="P16"><text:span text:style-name="T5">Start/Stop Switch</text:span><text:span text:style-name="T2"> (Timer)</text:span></text:p>
          <text:list>
            <text:list-item>
              <text:p text:style-name="P18"><text:span text:style-name="T2">Start Timer: <text:s/>Push in switch</text:span></text:p>
            </text:list-item>
            <text:list-item>
              <text:p text:style-name="P18"><text:span text:style-name="T2">Stop Timer: <text:s/>Push in and release switch</text:span></text:p>
              <text:list>
                <text:list-item>
                  <text:p text:style-name="P16"><text:span text:style-name="T2">Timer LED turns off</text:span></text:p>
                </text:list-item>
              </text:list>
            </text:list-item>
          </text:list>
        </text:list-item>
        <text:list-item>
          <text:p text:style-name="P16"><text:span text:style-name="T5">Set </text:span><text:span text:style-name="T6">Mode </text:span><text:span text:style-name="T5">Switch</text:span></text:p>
          <text:list>
            <text:list-item>
              <text:p text:style-name="P16"><text:span text:style-name="T4">Enter </text:span><text:span text:style-name="T3">Set</text:span><text:span text:style-name="T4"> Mode</text:span><text:span text:style-name="T3">: <text:s/></text:span><text:span text:style-name="T2">Push in </text:span><text:span text:style-name="T3">switch</text:span></text:p>
            </text:list-item>
            <text:list-item>
              <text:p text:style-name="P16"><text:span text:style-name="T3">Change </text:span><text:span text:style-name="T4">Variable</text:span><text:span text:style-name="T3">: <text:s/>Use </text:span><text:span text:style-name="T6">up/down buttons ** </text:span><text:span text:style-name="T7">NOT YET IMPLEMENTED</text:span></text:p>
              <text:list>
                <text:list-item>
                  <text:p text:style-name="P16"><text:span text:style-name="T3">Press up/down buttons to set </text:span><text:span text:style-name="T4">numerical value for variable</text:span></text:p>
                </text:list-item>
              </text:list>
            </text:list-item>
            <text:list-item>
              <text:p text:style-name="P19"><text:span text:style-name="T2">Done Setting </text:span><text:span text:style-name="T4">Variable</text:span><text:span text:style-name="T2">: <text:s/>Push in and release switch</text:span></text:p>
            </text:list-item>
          </text:list>
        </text:list-item>
        <text:list-item>
          <text:p text:style-name="P20"><text:span text:style-name="T5">Change Variable Switch ** NOT YET IMPLEMENTED</text:span></text:p>
          <text:list>
            <text:list-item>
              <text:p text:style-name="P20"><text:span text:style-name="T2">Scroll through variables: <text:s/>Press switch (reacts on touch)</text:span></text:p>
            </text:list-item>
          </text:list>
        </text:list-item>
      </text:list>
      <text:p text:style-name="P21"><text:span text:style-name="T2"/></text:p>
      <text:p text:style-name="P5"/>
      <text:p text:style-name="P5">-----------------------------------------------------------------------------------------------------------------</text:p>
      <text:p text:style-name="P5"/>
      <text:p text:style-name="P5">CutDownRemote</text:p>
      <text:p text:style-name="P5"/>
      <text:p text:style-name="P6">Lou Nigra</text:p>
      <text:p text:style-name="P6">Adler Planetarium - Far Horizons</text:p>
      <text:p text:style-name="P1"/>
      <text:p text:style-name="P6">Brendan Batliner and Milan Shah</text:p>
      <text:p text:style-name="P6">Illinois Mathematics and Science Academy - SIR Program</text:p>
      <text:p text:style-name="P1"/>
      <text:p text:style-name="P4">Controls:</text:p>
      <text:list xml:id="list1284639093914350352" text:style-name="L1">
        <text:list-item>
          <text:p text:style-name="P8">Raw voltage tied to charger ON switch</text:p>
        </text:list-item>
        <text:list-item>
          <text:p text:style-name="P8">Programming mode when serial port is connected</text:p>
        </text:list-item>
        <text:list-item>
          <text:p text:style-name="P8">Timer activate/de-activate momentary contact switch (no longer used)</text:p>
        </text:list-item>
      </text:list>
      <text:p text:style-name="P1"><text:soft-page-break/></text:p>
      <text:p text:style-name="P4">Indicators:</text:p>
      <text:list xml:id="list1788766206456958401" text:style-name="L2">
        <text:list-item>
          <text:p text:style-name="P23">LED no blink: Charging =&gt; Programming mode inhibited.</text:p>
        </text:list-item>
        <text:list-item>
          <text:p text:style-name="P24">LED fast blink: Active =&gt; Timer is counting down.</text:p>
        </text:list-item>
        <text:list-item>
          <text:p text:style-name="P24">LED long Off: Standby =&gt; Waiting for programming window to open.</text:p>
        </text:list-item>
        <text:list-item>
          <text:p text:style-name="P24">LED single three flashes: Programming mode =&gt; Window open for "non-D"</text:p>
          <text:p text:style-name="P25">input to enter programming mode.</text:p>
        </text:list-item>
      </text:list>
      <text:p text:style-name="P1"/>
      <text:p text:style-name="P2">The following sequence follows if a non-D character is entered while</text:p>
      <text:p text:style-name="P2">the window is open:</text:p>
      <text:list xml:id="list7624440069066903025" text:style-name="L3">
        <text:list-item>
          <text:p text:style-name="P9">LED single six flashes: Parameter prompt: =&gt; Ready for parameter entry.</text:p>
        </text:list-item>
        <text:list-item>
          <text:p text:style-name="P9">LED three flashes: Confirmation: =&gt; Ready for y or n</text:p>
        </text:list-item>
      </text:list>
      <text:p text:style-name="P1"/>
      <text:p text:style-name="P3">State Machine:</text:p>
      <text:list xml:id="list4794155565493432628" text:style-name="L4">
        <text:list-item>
          <text:p text:style-name="P10">standby &gt; WAITFORCHARGE</text:p>
        </text:list-item>
        <text:list-item>
          <text:p text:style-name="P26">WAITFORCHARGE</text:p>
          <text:list>
            <text:list-item>
              <text:p text:style-name="P10">GETTTY</text:p>
            </text:list-item>
          </text:list>
        </text:list-item>
        <text:list-item>
          <text:p text:style-name="P10"><text:s/>GETTTY</text:p>
          <text:list>
            <text:list-item>
              <text:p text:style-name="P10">(timeout) &gt; SLEEP</text:p>
            </text:list-item>
            <text:list-item>
              <text:p text:style-name="P10">(entries) &gt; active &gt; SLEEP</text:p>
            </text:list-item>
          </text:list>
        </text:list-item>
        <text:list-item>
          <text:p text:style-name="P10"><text:s/>SLEEP</text:p>
          <text:list>
            <text:list-item>
              <text:p text:style-name="P10">standby? &gt; TTY</text:p>
            </text:list-item>
            <text:list-item>
              <text:p text:style-name="P10">active? <text:s/>&gt; timerUpda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12:53:01.361000000</meta:creation-date>
    <dc:date>2014-07-19T01:27:37.630000000</dc:date>
    <meta:editing-duration>PT19M9S</meta:editing-duration>
    <meta:editing-cycles>2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59" meta:word-count="362" meta:character-count="2066" meta:non-whitespace-character-count="1777"/>
  </office:meta>
</office:document-meta>
</file>